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 fo:margin-top="0.0694in" fo:margin-bottom="0.0694in" fo:line-height="100%"/>
      <style:text-properties fo:hyphenate="true"/>
    </style:style>
    <style:style style:name="T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pl" style:country-asian="PL"/>
    </style:style>
    <style:style style:name="P3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6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0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11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12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13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4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15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6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7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18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9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20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2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22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23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2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25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26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27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28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29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30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1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32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3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4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35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36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7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38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3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0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41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4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3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44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45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6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47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48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9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0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5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2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3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5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5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6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57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8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9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60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1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2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63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4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5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66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7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8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6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0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1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7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3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4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75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6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T77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8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79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0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1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82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3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4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85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6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7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88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9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90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91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2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93" style:parent-style-name="Normalny" style:family="paragraph">
      <style:paragraph-properties fo:text-align="justify" fo:margin-top="0.0694in" fo:margin-bottom="0.0694in" fo:line-height="100%"/>
      <style:text-properties fo:hyphenate="true"/>
    </style:style>
    <style:style style:name="T94" style:parent-style-name="Domyślnaczcionkaakapitu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5" style:parent-style-name="Domyślnaczcionkaakapitu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pl" style:country-asian="PL"/>
    </style:style>
  </office:automatic-styles>
  <office:body>
    <office:text text:use-soft-page-breaks="true">
      <text:p text:style-name="P1"><text:span text:style-name="T2">Słownik projektu:</text:span></text:p>
      <text:p text:style-name="P3"><text:span text:style-name="T4">Administrator</text:span><text:span text:style-name="T5"><text:s/>– Rola użytkownika posiadającego wysokie uprawnienia, odpowiedzialnego za zarządzanie systemem i jego konfiguracj</text:span><text:span text:style-name="T6">ę</text:span><text:span text:style-name="T7">.</text:span></text:p>
      <text:p text:style-name="P8"><text:span text:style-name="T9">Alert</text:span><text:span text:style-name="T10"><text:s/>– Powiadomienie generowane automatycznie, gdy poziom<text:s/></text:span><text:span text:style-name="T11">zasobów</text:span><text:span text:style-name="T12"><text:s/></text:span><text:span text:style-name="T13">jest niski.</text:span></text:p>
      <text:p text:style-name="P14"><text:span text:style-name="T15">Autoryzacja</text:span><text:span text:style-name="T16"><text:s/>– Proces weryfikacji uprawnień użytkownika na podstawie przypisanej roli.</text:span></text:p>
      <text:p text:style-name="P17"><text:span text:style-name="T18">Blokada towaru</text:span><text:span text:style-name="T19"><text:s/>– Funkcja blokująca możliwość użycia danego towaru.</text:span></text:p>
      <text:p text:style-name="P20"><text:span text:style-name="T21">Dokument</text:span><text:span text:style-name="T22"><text:s/>– Zapis (np. WZ, faktura) generowany przez system.</text:span></text:p>
      <text:p text:style-name="P23"><text:span text:style-name="T24">Dokument WZ</text:span><text:span text:style-name="T25"><text:s/>– Wydanie zewnętrzne, dokument potwierdzający wydanie towaru z magazynu.</text:span></text:p>
      <text:p text:style-name="P26"><text:span text:style-name="T27">Dostawca</text:span><text:span text:style-name="T28"><text:s/>– Firma lub osoba dostarczająca towary do magazynu.</text:span></text:p>
      <text:p text:style-name="P29"><text:span text:style-name="T30">Faktura</text:span><text:span text:style-name="T31"><text:s/>– Dokument finansowy wystawiany w celu potwierdzenia sprzedaży towarów lub usług.</text:span></text:p>
      <text:p text:style-name="P32"><text:span text:style-name="T33">Kompletacja zamówienia</text:span><text:span text:style-name="T34"><text:s/>– Automatyczny proces zbierania produktów na podstawie zamówienia klienta.</text:span></text:p>
      <text:p text:style-name="P35"><text:span text:style-name="T36">Kierownik</text:span><text:span text:style-name="T37"><text:s/>– Rola użytkownika odpowiedzialnego za nadzór nad operacjami magazynowymi.</text:span></text:p>
      <text:p text:style-name="P38"><text:span text:style-name="T39">Klient</text:span><text:span text:style-name="T40"><text:s/>– Rola użytkownika, który składa zamówienia w systemie zarządzania magazynem.</text:span></text:p>
      <text:p text:style-name="P41"><text:span text:style-name="T42">Kod QR</text:span><text:span text:style-name="T43"><text:s/>– Technologia umożliwiająca śledzenie lokalizacji produktów w magazynie.</text:span></text:p>
      <text:p text:style-name="P44"><text:span text:style-name="T45">Listy przewozowe</text:span><text:span text:style-name="T46"><text:s/>– Dokumenty przewozowe wykorzystywane do wysyłki towarów, zawierające szczegóły o przewoźniku i przesyłce.</text:span></text:p>
      <text:p text:style-name="P47"><text:span text:style-name="T48">Logowanie</text:span><text:span text:style-name="T49"><text:s/>– Proces uwierzytelniania użytkownika w systemie za pomocą loginu i hasła.</text:span></text:p>
      <text:p text:style-name="P50"><text:span text:style-name="T51">Magazyn</text:span><text:span text:style-name="T52"><text:s/>– Fizyczna przestrzeń przeznaczona do przechowywania towarów.</text:span></text:p>
      <text:p text:style-name="P53"><text:span text:style-name="T54">Magazynier</text:span><text:span text:style-name="T55"><text:s/>– Użytkownik odpowiedzialny za fizyczne operacje w magazynie, takie jak przyjęcie towaru i kompletacja.</text:span></text:p>
      <text:p text:style-name="P56"><text:span text:style-name="T57">Numer seryjny</text:span><text:span text:style-name="T58"><text:s/>– Unikatowy identyfikator nadawany towarom w systemie.</text:span></text:p>
      <text:p text:style-name="P59"><text:span text:style-name="T60">Obsługa zwrotów</text:span><text:span text:style-name="T61"><text:s/>– Proces związany z przyjmowaniem zwróconych towarów i rozpatrywaniem reklamacji.</text:span></text:p>
      <text:p text:style-name="P62"><text:span text:style-name="T63">Pakowanie</text:span><text:span text:style-name="T64"><text:s/>– Proces przygotowania towaru do wysyłki.</text:span></text:p>
      <text:p text:style-name="P65"><text:span text:style-name="T66">Przyjęcie towaru</text:span><text:span text:style-name="T67"><text:s/>– Rejestrowanie towarów przychodzących do magazynu.</text:span></text:p>
      <text:p text:style-name="P68"><text:span text:style-name="T69">Rejestracja użytkownika</text:span><text:span text:style-name="T70"><text:s/>– Proces zakładania konta przez pracownika w systemie.</text:span></text:p>
      <text:p text:style-name="P71"><text:span text:style-name="T72">Reklamacja</text:span><text:span text:style-name="T73"><text:s/>– Proces zgłaszania i rozpatrywania uwag lub problemów związanych z towarem, np. w przypadku wadliwego produktu.</text:span></text:p>
      <text:soft-page-break/>
      <text:p text:style-name="P74"><text:span text:style-name="T75">Rezerwacja towaru</text:span><text:span text:style-name="T76"><text:s/>–<text:s/></text:span><text:span text:style-name="T77">Funkcja, która pozwala zablokować określoną ilość towaru na potrzeby konkretnego zamówienia, zapewniając, że zarezerwowany towar nie zostanie przydzielony do innych zleceń, dopóki rezerwacja nie zostanie zrealizowana lub anulowana.</text:span></text:p>
      <text:p text:style-name="P78"><text:span text:style-name="T79">RFID</text:span><text:span text:style-name="T80"><text:s/>– Technologia umożliwiająca automatyczne śledzenie towarów w magazynie.</text:span></text:p>
      <text:p text:style-name="P81"><text:span text:style-name="T82">Stan magazynowy</text:span><text:span text:style-name="T83"><text:s/>– Aktualna ilość towarów w magazynie, aktualizowana w czasie rzeczywistym.</text:span></text:p>
      <text:p text:style-name="P84"><text:span text:style-name="T85">Śledzenie lokalizacji</text:span><text:span text:style-name="T86"><text:s/>– Funkcja systemu umożliwiająca monitorowanie położenia produktów w magazynie.</text:span></text:p>
      <text:p text:style-name="P87"><text:span text:style-name="T88">Wysyłka</text:span><text:span text:style-name="T89"><text:s/>– Proces związany z przekazaniem towaru klientowi oraz generowaniem dokumentów przewozowych.</text:span></text:p>
      <text:p text:style-name="P90"><text:span text:style-name="T91">Zasoby</text:span><text:span text:style-name="T92"><text:s/>– Ogólna kategoria obejmująca towary, produkty i materiały przechowywane w magazynie.</text:span></text:p>
      <text:p text:style-name="P93"><text:span text:style-name="T94">Zwrot</text:span><text:span text:style-name="T95"><text:s/>– Proces, w którym klient odstępuje od umowy i odsyła zakupiony towar do magazyn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asz Kachel (jk305095)</meta:initial-creator>
    <dc:creator>Aleksandra Krzyżak (ak305112)</dc:creator>
    <meta:creation-date>2024-10-11T11:34:00Z</meta:creation-date>
    <dc:date>2024-10-11T12:35:00Z</dc:date>
    <meta:template xlink:href="Normal" xlink:type="simple"/>
    <meta:editing-cycles>5</meta:editing-cycles>
    <meta:editing-duration>PT4860S</meta:editing-duration>
    <meta:document-statistic meta:page-count="2" meta:paragraph-count="5" meta:word-count="387" meta:character-count="2708" meta:row-count="19" meta:non-whitespace-character-count="2326"/>
  </office:meta>
</office:document-meta>
</file>